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4d60e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fo:font-weight="bold" officeooo:paragraph-rsid="0014d60e" style:font-size-asian="13pt" style:font-weight-asian="bold" style:font-name-complex="Sanskrit 2003" style:font-size-complex="13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officeooo:paragraph-rsid="0014d60e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4d60e" style:font-size-asian="13pt" style:font-name-complex="Sanskrit 2003" style:font-size-complex="13pt"/>
    </style:style>
    <style:style style:name="P5" style:family="paragraph" style:parent-style-name="Footnote">
      <style:text-properties officeooo:rsid="04fddb2f" officeooo:paragraph-rsid="04fddb2f"/>
    </style:style>
    <style:style style:name="P6" style:family="paragraph" style:parent-style-name="Footnote">
      <style:text-properties officeooo:rsid="04ff55c8" officeooo:paragraph-rsid="04ff55c8"/>
    </style:style>
    <style:style style:name="T1" style:family="text">
      <style:text-properties officeooo:rsid="04fd1a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4fd1a22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ff3333" officeooo:rsid="04fd1a22"/>
    </style:style>
    <style:style style:name="T6" style:family="text">
      <style:text-properties officeooo:rsid="04fddb2f"/>
    </style:style>
    <style:style style:name="T7" style:family="text">
      <style:text-properties officeooo:rsid="04ff55c8"/>
    </style:style>
    <style:style style:name="T8" style:family="text">
      <style:text-properties officeooo:rsid="05022555"/>
    </style:style>
    <style:style style:name="T9" style:family="text">
      <style:text-properties officeooo:rsid="0500ec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त्रिपञ्चाशत्तमोध्यायः । </text:p>
      <text:p text:style-name="P3"><text:span text:style-name="T2">लिङ्गलक्षण</text:span><text:span text:style-name="T3">म्</text:span><text:line-break/><text:span text:style-name="T1">श्री</text:span>भगवानुवाच -</text:p>
      <text:p text:style-name="P3">लिङ्गादिलक्षणं वक्ष्ये कमलोद्भव <text:span text:style-name="T4">तच्छ</text:span><text:span text:style-name="T5">्रु</text:span><text:span text:style-name="T4">णु</text:span> । <text:line-break/>दैर्घ्या<text:span text:style-name="T1">र्धं</text:span> वसुभिर्भक्त्वा त्यक्त्वा भागत्रयं ततः ॥१<text:span text:style-name="T1">॥</text:span> <text:line-break/>विष्कम्भं भूतभागैस्तु चतुरस्र<text:span text:style-name="T6">ं तु</text:span> कारयेत् । <text:line-break/>आयामं मू<text:span text:style-name="T6">र्ति</text:span>भिर्भक्त्वा<text:note text:id="ftn0" text:note-class="footnote"><text:note-citation>1</text:note-citation><text:note-body><text:p text:style-name="P5">आयाममृतुभिर्भक्त्वा</text:p></text:note-body></text:note> एकद्वित्रिक्रमान्न्यसेत् ॥२<text:span text:style-name="T1">॥</text:span> <text:line-break/>ब्रह्मविष्णुशिवांशेषु व<text:span text:style-name="T6">र्ध</text:span>मानो<text:span text:style-name="T6">ऽ</text:span>यमुच्यते । <text:line-break/>चतुरस्रे<text:span text:style-name="T6">ऽ</text:span>स्य <text:span text:style-name="T6">क</text:span>र्णा<text:span text:style-name="T6">र्धं</text:span> गुह्यकोणेषु लाञ्छयेत् ॥३<text:span text:style-name="T1">॥</text:span> <text:line-break/>अष्टाग्र<text:span text:style-name="T6">े</text:span> वैष्णव<text:span text:style-name="T6">ो</text:span> भाग<text:span text:style-name="T6">ः</text:span> सिध्यत्येव न संशयः । <text:line-break/>षोडशास्रं ततः कु<text:span text:style-name="T6">र्या</text:span>द्द्वात्रिंशास्रं ततः पुनः ॥४<text:span text:style-name="T1">॥</text:span> <text:line-break/>चतुःषष्ट्यस्रकं कृत्वा वर्त्तुलं साधयेत्ततः । <text:line-break/>कर्तयेदथ लिङ्गस्य शिरो वै देशिकोत्तमः ॥५<text:span text:style-name="T1">॥</text:span> <text:line-break/>विस्तारमथ लिङ्गस्य अष्टधा संविभाजयेत् । <text:line-break/>भागा<text:span text:style-name="T6">र्धार्धं तु</text:span> सन्त्यज्य च्छत्राकारं शिरो भवेत् ॥६<text:span text:style-name="T1">॥</text:span> <text:line-break/>त्रिषु भागेषु सदृशमायाम<text:span text:style-name="T6">ो</text:span> यस्य विस्तरः । <text:line-break/>तद्विभागसमं लिङ्गं सर्वकामफलप्रद<text:span text:style-name="T7">म्</text:span> ॥७<text:span text:style-name="T1">॥</text:span> <text:line-break/>दैर्घ्यस्य तु चतुर्थेन विष्कम्भं देवपूजिते । <text:s/><text:line-break/>सर्वेषामेव लिङ्गानां लक्षणं शृणु साम्प्रत<text:span text:style-name="T7">म्</text:span> ॥८<text:span text:style-name="T1">॥</text:span> <text:line-break/>मध्यसूत्रं समासाद्य ब्रह्मरुद्रान्तिकं बुधः । <text:s/><text:line-break/>षोडशाङ्गुललिङ्गस्य षड्भागैर्भाजितो यथा ॥९<text:span text:style-name="T1">॥</text:span> <text:line-break/>तद्वैयमनसूत्राभ्यां मानमन्तरमुच्यते ।<text:line-break/><text:soft-page-break/>यवाष्टमुत्तरे कार्यं शेषाणां यवहानितः ॥१०<text:span text:style-name="T1">॥</text:span> <text:line-break/>अ<text:span text:style-name="T7">र्चा</text:span>भागं त्रिधा कृत्वा <text:span text:style-name="T7">ह्यूर्ध्व</text:span>मेकं परित्यजेत् । </text:p>
      <text:p text:style-name="P4">अष्टधा तद्द्वयं कृत्वा ऊ<text:span text:style-name="T7">र्ध्वं </text:span>भाग<text:span text:style-name="T7">त्रयं</text:span> त्यजेत् ॥<text:span text:style-name="T8">१</text:span>१<text:span text:style-name="T1">॥</text:span> <text:line-break/>ऊर्ध्व<text:span text:style-name="T7">ं तु</text:span> पञ्चमाद्भागाद्भ्राम्य <text:span text:style-name="T7">ले</text:span>खां प्रलम्बयेत् ।<text:line-break/>भागमेकं परित्यज्य सङ्गमं कारयेत्तयोः ॥१२<text:span text:style-name="T1">॥</text:span> <text:line-break/>एतत्साधारणं प्रोक्तं लिङ्गानां लक्षणं मया । <text:line-break/>सर्वसाधारणं वक्ष्ये पिण्डिकान्तान्निबोध<text:note text:id="ftn423" text:note-class="footnote"><text:note-citation>2</text:note-citation><text:note-body><text:p text:style-name="P6">पिण्डिकान्तं निबोध</text:p></text:note-body></text:note> मे ॥१३<text:span text:style-name="T1">॥</text:span> <text:line-break/>ब्रह्मभागप्रवेशञ्च ज्ञात्वा लिङ्गस्य चोच्छ्रय<text:span text:style-name="T7">म्</text:span> ।<text:line-break/>न्यसेद्ब्रह्मशिलां विद्वान् सम्यक्कर्मशिलोपरि ॥१४<text:span text:style-name="T1">॥</text:span> <text:line-break/>तथा समुच्छ्रयं ज्ञात्वा पिण्डिकां प्रविभाजयेत् ।<text:line-break/>द्विभागमुच्छ्रितं पीठं विस्तार<text:span text:style-name="T7">े</text:span> लिङ्गसम्मितम् ॥१५<text:span text:style-name="T1">॥</text:span> <text:line-break/>त्रिभागं मध्यतः खातं कृत्वा पीठं विभाजयेत् । <text:line-break/>स्वमाना<text:span text:style-name="T9">र्ध</text:span>त्रिभागेण बाहुल्यं परिकल्पयेत् ॥१६<text:span text:style-name="T1">॥</text:span> <text:line-break/>बाहुल्यस्य त्रिभागेण मेखलामथ कल्पयेत् ।<text:line-break/>खातं स्यान्मेखलातुल्यं क्रमान्निम्नन्तु कारयेत् ॥१७<text:span text:style-name="T1">॥</text:span> <text:line-break/>मेखलाषोडशांशेन खातं वा तत्प्रमाणतः ।<text:line-break/>उच्छ्रायं तस्य पीठस्य विकाराङ्गं तु <text:s/>कारयेत् ॥१८<text:span text:style-name="T1">॥</text:span> <text:line-break/>भूमौ प्रविष्टमेकं तु भागैकेन पिण्डिका ।<text:line-break/>कण्ठं भागैस्त्रिभिः कार्यं भागेनैकेन पट्टिका ॥१९<text:span text:style-name="T1">॥</text:span> <text:line-break/>द्व्यंशेन चो<text:span text:style-name="T9">र्ध</text:span>पट्टन्तु <text:s/>एकांशाः शेषपट्टिका<text:span text:style-name="T9">ः</text:span> । <text:line-break/>भागं भागं प्रविष्ट<text:span text:style-name="T9">ं तु</text:span> यावत्कण्ठं ततः पुनः ॥२०<text:span text:style-name="T1">॥</text:span> <text:line-break/><text:soft-page-break/>निर्गमं भागमेकं तु यावद्वै शेषपट्टिका । <text:line-break/>प्रणालस्य त्रिभागे<text:span text:style-name="T9">ण</text:span> निर्गमस्तु त्रिभागतः ॥२१<text:span text:style-name="T1">॥</text:span> </text:p>
      <text:p text:style-name="P4">मूले<text:span text:style-name="T9">ऽ</text:span>ङ्गुल्यग्रविस्तारमग्रे त्र्यंशेन चा<text:span text:style-name="T9">र्ध</text:span>तः । <text:line-break/>ईषन्निम्न<text:span text:style-name="T9">ं तु</text:span> <text:s/>कुर्वीत खातं तच्चोत्तरेण वै ॥२२॥<text:line-break/>पिण्डिकासहितं लिङ्गमेतत्साधारणं स्मृतम् ॥ २<text:span text:style-name="T1">३</text:span>॥ <text:s/></text:p>
      <text:p text:style-name="P1">इत्यादिमहापुराणे आग्नेये लिङ्गलक्षणं नाम त्रिपञ्चाशत्तमो<text:span text:style-name="T1">ऽ</text:span>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2:26:07.703063554</meta:creation-date>
    <dc:date>2017-05-08T12:26:37.505476482</dc:date>
    <meta:editing-duration>PT30S</meta:editing-duration>
    <meta:editing-cycles>1</meta:editing-cycles>
    <meta:document-statistic meta:table-count="0" meta:image-count="0" meta:object-count="0" meta:page-count="3" meta:paragraph-count="8" meta:word-count="259" meta:character-count="1212" meta:non-whitespace-character-count="917"/>
    <meta:generator>LibreOffice/5.1.6.2$Linux_X86_64 LibreOffice_project/10m0$Build-2</meta:generator>
  </office:meta>
</office:document-meta>
</file>